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dv OT 86318 0fb" svg:font-family="'Adv OT 86318 0fb'"/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ffff"/>
      <style:text-properties style:font-name="Adv OT 86318 0fb" fo:font-size="10pt" style:font-name-asian="Adv OT 86318 0fb" style:font-size-asian="10pt" style:font-name-complex="Adv OT 86318 0fb" style:font-size-complex="10pt"/>
    </style:style>
    <style:style style:name="ce14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22" style:family="table-cell" style:parent-style-name="Default" style:data-style-name="N0"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21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17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0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visibility="collapse" table:number-columns-repeated="4" table:default-cell-style-name="ce1"/>
        <table:table-column table:style-name="co1" table:number-columns-repeated="2" table:default-cell-style-name="ce1"/>
        <table:table-column table:style-name="co2" table:visibility="collapse" table:default-cell-style-name="ce1"/>
        <table:table-column table:style-name="co1" table:number-columns-repeated="12" table:default-cell-style-name="ce1"/>
        <table:table-column table:style-name="co1" table:number-columns-repeated="2" table:default-cell-style-name="ce3"/>
        <table:table-column table:style-name="co1" table:number-columns-repeated="5" table:default-cell-style-name="ce1"/>
        <table:table-column table:style-name="co3" table:number-columns-repeated="37" table:default-cell-style-name="ce1"/>
        <table:table-row table:style-name="ro1"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Sample Type</text:p>
          </table:table-cell>
          <table:table-cell table:style-name="ce2" office:value-type="string" calcext:value-type="string">
            <text:p>ControlGroup_ID</text:p>
          </table:table-cell>
          <table:table-cell table:style-name="ce2" office:value-type="string" calcext:value-type="string">
            <text:p>Study_ID</text:p>
          </table:table-cell>
          <table:table-cell table:style-name="ce2" office:value-type="string" calcext:value-type="string">
            <text:p>Intervention Type</text:p>
          </table:table-cell>
          <table:table-cell table:style-name="ce2" office:value-type="string" calcext:value-type="string">
            <text:p>Spesific Type</text:p>
          </table:table-cell>
          <table:table-cell table:style-name="ce2" office:value-type="string" calcext:value-type="string">
            <text:p>Sex (Female)</text:p>
          </table:table-cell>
          <table:table-cell table:style-name="ce2" office:value-type="string" calcext:value-type="string">
            <text:p>Age (mean)</text:p>
          </table:table-cell>
          <table:table-cell table:style-name="ce2" office:value-type="string" calcext:value-type="string">
            <text:p>n_Cont</text:p>
          </table:table-cell>
          <table:table-cell table:style-name="ce2" office:value-type="string" calcext:value-type="string">
            <text:p>n_Inter</text:p>
          </table:table-cell>
          <table:table-cell table:style-name="ce2" office:value-type="string" calcext:value-type="string">
            <text:p>Outcome_ID</text:p>
          </table:table-cell>
          <table:table-cell table:style-name="ce2" office:value-type="string" calcext:value-type="string">
            <text:p>Outcome_Time</text:p>
          </table:table-cell>
          <table:table-cell table:style-name="ce2" office:value-type="string" calcext:value-type="string">
            <text:p>Outcome_Post (+ <text:s/>Intervention more effective (-) Control group more effective)</text:p>
          </table:table-cell>
          <table:table-cell office:value-type="string" calcext:value-type="string">
            <text:p>Outcome Type</text:p>
          </table:table-cell>
          <table:table-cell office:value-type="string" calcext:value-type="string">
            <text:p>Mearusment type</text:p>
          </table:table-cell>
          <table:table-cell office:value-type="string" calcext:value-type="string">
            <text:p>Orginal Measurment</text:p>
          </table:table-cell>
          <table:table-cell office:value-type="string" calcext:value-type="string">
            <text:p>Follow up (0 = No; 1 = Yes) {Follow up = after determination of intervention}</text:p>
          </table:table-cell>
          <table:table-cell office:value-type="string" calcext:value-type="string">
            <text:p>Duration (weeks)</text:p>
          </table:table-cell>
          <table:table-cell office:value-type="string" calcext:value-type="string">
            <text:p>Total Attrition (%)</text:p>
          </table:table-cell>
          <table:table-cell table:style-name="ce4" office:value-type="string" calcext:value-type="string">
            <text:p>Notes</text:p>
          </table:table-cell>
          <table:table-cell table:style-name="ce5" office:value-type="string" calcext:value-type="string">
            <text:p>Outcome type</text:p>
          </table:table-cell>
          <table:table-cell table:style-name="ce6"/>
          <table:table-cell table:style-name="ce7" office:value-type="string" calcext:value-type="string">
            <text:p>Outcome Time</text:p>
          </table:table-cell>
          <table:table-cell table:style-name="ce6"/>
          <table:table-cell table:number-columns-repeated="38"/>
        </table:table-row>
        <table:table-row table:style-name="ro2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1=</text:p>
          </table:table-cell>
          <table:table-cell table:style-name="ce3" office:value-type="string" calcext:value-type="string">
            <text:p>Thinking</text:p>
          </table:table-cell>
          <table:table-cell office:value-type="string" calcext:value-type="string">
            <text:p>1=</text:p>
          </table:table-cell>
          <table:table-cell table:style-name="ce3" office:value-type="string" calcext:value-type="string">
            <text:p>Post</text:p>
          </table:table-cell>
          <table:table-cell table:number-columns-repeated="38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8" office:value-type="string" calcext:value-type="string">
            <text:p>2 =</text:p>
          </table:table-cell>
          <table:table-cell table:style-name="ce3" office:value-type="string" calcext:value-type="string">
            <text:p>Acting</text:p>
          </table:table-cell>
          <table:table-cell office:value-type="string" calcext:value-type="string">
            <text:p>2=</text:p>
          </table:table-cell>
          <table:table-cell table:style-name="ce3" office:value-type="string" calcext:value-type="string">
            <text:p>Follow up 1</text:p>
          </table:table-cell>
          <table:table-cell table:number-columns-repeated="38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8" office:value-type="string" calcext:value-type="string">
            <text:p>3 =</text:p>
          </table:table-cell>
          <table:table-cell table:style-name="ce3" office:value-type="string" calcext:value-type="string">
            <text:p>NSSI</text:p>
          </table:table-cell>
          <table:table-cell office:value-type="string" calcext:value-type="string">
            <text:p>3=</text:p>
          </table:table-cell>
          <table:table-cell table:style-name="ce3" office:value-type="string" calcext:value-type="string">
            <text:p>Follow up 2</text:p>
          </table:table-cell>
          <table:table-cell table:number-columns-repeated="38"/>
        </table:table-row>
        <table:table-row table:style-name="ro1">
          <table:table-cell table:style-name="ce2" office:value-type="string" calcext:value-type="string">
            <text:p>De Jaegere et a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35.7" calcext:value-type="float">
            <text:p>35.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8"/>
          <table:table-cell table:style-name="ce3"/>
          <table:table-cell/>
          <table:table-cell table:style-name="ce3"/>
          <table:table-cell table:number-columns-repeated="38"/>
        </table:table-row>
        <table:table-row table:style-name="ro1">
          <table:table-cell table:style-name="ce10" office:value-type="string" calcext:value-type="string">
            <text:p>Mouaffak et al.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uman</text:p>
          </table:table-cell>
          <table:table-cell table:style-name="ce2"/>
          <table:table-cell table:style-name="ce2" office:value-type="float" office:value="73.5" calcext:value-type="float">
            <text:p>73.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06" calcext:value-type="float">
            <text:p>-0.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/>
          <table:table-cell table:style-name="ce12"/>
          <table:table-cell table:style-name="ce13"/>
          <table:table-cell table:style-name="ce12"/>
          <table:table-cell table:number-columns-repeated="38"/>
        </table:table-row>
        <table:table-row table:style-name="ro3">
          <table:table-cell table:style-name="ce14" office:value-type="string" calcext:value-type="string">
            <text:p>Hetrick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43"/>
        </table:table-row>
        <table:table-row table:style-name="ro3">
          <table:table-cell table:style-name="ce14" office:value-type="string" calcext:value-type="string">
            <text:p>Hetrick et al.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General Pop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43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 office:value-type="string" calcext:value-type="string">
            <text:p>Inclusion debatable</text:p>
          </table:table-cell>
          <table:table-cell table:number-columns-repeated="42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42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8" calcext:value-type="float">
            <text:p>-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42"/>
        </table:table-row>
        <table:table-row table:style-name="ro1">
          <table:table-cell table:style-name="ce15" office:value-type="string" calcext:value-type="string">
            <text:p>Kennard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In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tal</text:p>
          </table:table-cell>
          <table:table-cell table:style-name="ce2"/>
          <table:table-cell table:style-name="ce2" office:value-type="float" office:value="89.4" calcext:value-type="float">
            <text:p>89.4</text:p>
          </table:table-cell>
          <table:table-cell table:style-name="ce2" office:value-type="float" office:value="15.1" calcext:value-type="float">
            <text:p>15.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" calcext:value-type="float">
            <text:p>-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6"/>
          <table:table-cell table:number-columns-repeated="42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3" calcext:value-type="float">
            <text:p>0.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8" office:value-type="string" calcext:value-type="string">
            <text:p>Carter, 2005;2007;2013 all used the same sample!</text:p>
          </table:table-cell>
          <table:table-cell table:style-name="ce18" table:number-columns-repeated="2"/>
          <table:table-cell table:number-columns-repeated="38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18" table:number-columns-repeated="3"/>
          <table:table-cell table:number-columns-repeated="38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2" calcext:value-type="float">
            <text:p>0.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8" office:value-type="string" calcext:value-type="string">
            <text:p>As such all three are dependend</text:p>
          </table:table-cell>
          <table:table-cell table:style-name="ce18" table:number-columns-repeated="2"/>
          <table:table-cell table:number-columns-repeated="38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26" calcext:value-type="float">
            <text:p>0.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number-columns-repeated="4"/>
          <table:table-cell table:number-columns-repeated="38"/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stcard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7" calcext:value-type="float">
            <text:p>0.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style-name="ce18" office:value-type="string" calcext:value-type="string">
            <text:p>All three are treated as one study!</text:p>
          </table:table-cell>
          <table:table-cell table:style-name="ce18" table:number-columns-repeated="2"/>
          <table:table-cell table:number-columns-repeated="38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handwrittin postcards</text:p>
          </table:table-cell>
          <table:table-cell table:style-name="ce2" office:value-type="float" office:value="64.9" calcext:value-type="float">
            <text:p>64.9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Vaiva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73.2" calcext:value-type="float">
            <text:p>73.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9" calcext:value-type="float">
            <text:p>0.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atterha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(elevated symptom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igital (Tailord)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9" calcext:value-type="float">
            <text:p>5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atterham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(elevated symptom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igital (Tailord)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office:value-type="float" office:value="66" calcext:value-type="float">
            <text:p>66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autrai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autrais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on human based.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4" calcext:value-type="float">
            <text:p>-0.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s (Military)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omtoi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s (Military)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uman based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udy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1999" calcext:value-type="float">
            <text:p>1999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d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6" calcext:value-type="float">
            <text:p>0.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ample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float" office:value="2005" calcext:value-type="float">
            <text:p>2005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ing an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pdate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Evans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Pait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Telephone/Crisis Card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tracted data 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om supplements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imputed n used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d 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an(sd) used 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ble S5.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3" calcext:value-type="float">
            <text:p>23.0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 such inclusion 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80.7" calcext:value-type="float">
            <text:p>80.7</text:p>
          </table:table-cell>
          <table:table-cell table:style-name="ce2" office:value-type="float" office:value="23.02" calcext:value-type="float">
            <text:p>23.0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 be discussed!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" calcext:value-type="float">
            <text:p>-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2" calcext:value-type="float">
            <text:p>-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24" calcext:value-type="float">
            <text:p>-0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4.1" calcext:value-type="float">
            <text:p>74.1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8" calcext:value-type="float">
            <text:p>0.0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7" calcext:value-type="float">
            <text:p>-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6" calcext:value-type="float">
            <text:p>0.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2" calcext:value-type="float">
            <text:p>-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26" calcext:value-type="float">
            <text:p>-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ranklin-3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Mostly USA</text:p>
          </table:table-cell>
          <table:table-cell table:style-name="ce2" office:value-type="string" calcext:value-type="string">
            <text:p>Online Sample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58.6" calcext:value-type="float">
            <text:p>58.6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12" calcext:value-type="float">
            <text:p>-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E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ille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(medical interns)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49.3" calcext:value-type="float">
            <text:p>49.3</text:p>
          </table:table-cell>
          <table:table-cell table:style-name="ce2" office:value-type="float" office:value="25.2" calcext:value-type="float">
            <text:p>25.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R → RR → OR → 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R → RR → OR → 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R → RR → OR → 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RR → RR → OR → d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70" calcext:value-type="float">
            <text:p>1070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ssanian-Moghaddam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33.5" calcext:value-type="float">
            <text:p>33.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x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Community (HIV &amp; Depression)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PRC</text:p>
          </table:table-cell>
          <table:table-cell table:style-name="ce2" office:value-type="string" calcext:value-type="string">
            <text:p>Community (HIV &amp; Depression)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(SD)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ux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ex-paitent (miliatry)</text:p>
          </table:table-cell>
          <table:table-cell table:style-name="ce2" office:value-type="string" calcext:value-type="string">
            <text:p>Waitlist OR TAU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mail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arasingh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, Web &amp; SMS)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.5" calcext:value-type="float">
            <text:p>32.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3" calcext:value-type="float">
            <text:p>1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arasingh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, Web &amp; SM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.5" calcext:value-type="float">
            <text:p>29.5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atsubara (Letter to editor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 &amp; Letter)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 square (df=1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atsubara (Letter to editor)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Mixed (Phone &amp; Letter)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 square (df=1)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ummulativecount data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.003" calcext:value-type="float">
            <text:p>0.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tt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adative letters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4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5" calcext:value-type="float">
            <text:p>-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01" calcext:value-type="float">
            <text:p>-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ary proportion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binso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ostcar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8.6" calcext:value-type="float">
            <text:p>18.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ighe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ilksch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Online progra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43"/>
        </table:table-row>
        <table:table-row table:style-name="ro1">
          <table:table-cell table:style-name="ce19" office:value-type="string" calcext:value-type="string">
            <text:p>Wilks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eDBT skill training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 (SD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Mostly ‚Dutch‘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66.1" calcext:value-type="float">
            <text:p>66.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.9" calcext:value-type="float">
            <text:p>45.9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3" calcext:value-type="float">
            <text:p>65.3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van Spijker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omponents of CBT</text:p>
          </table:table-cell>
          <table:table-cell table:style-name="ce2" office:value-type="float" office:value="77.3" calcext:value-type="float">
            <text:p>77.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.3" calcext:value-type="float">
            <text:p>66.3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Rodant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BT APP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Christense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41.49" calcext:value-type="float">
            <text:p>41.49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94" calcext:value-type="float">
            <text:p>28.94</text:p>
          </table:table-cell>
          <table:table-cell office:value-type="string" calcext:value-type="string">
            <text:p>ONLY used Arm with Website interveention</text:p>
          </table:table-cell>
          <table:table-cell table:number-columns-repeated="42"/>
        </table:table-row>
        <table:table-row table:style-name="ro1">
          <table:table-cell table:style-name="ce20" office:value-type="string" calcext:value-type="string">
            <text:p>Christensen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81.9" calcext:value-type="float">
            <text:p>81.9</text:p>
          </table:table-cell>
          <table:table-cell table:style-name="ce2" office:value-type="float" office:value="41.49" calcext:value-type="float">
            <text:p>41.4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'effect size’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9.4" calcext:value-type="float">
            <text:p>39.4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Hil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waitlis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.25" calcext:value-type="float">
            <text:p>11.25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Hill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Web-site</text:p>
          </table:table-cell>
          <table:table-cell table:style-name="ce2" office:value-type="float" office:value="68.8" calcext:value-type="float">
            <text:p>68.8</text:p>
          </table:table-cell>
          <table:table-cell table:style-name="ce2" office:value-type="float" office:value="16.67" calcext:value-type="float">
            <text:p>16.6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(SD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3.75" calcext:value-type="float">
            <text:p>13.75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Kapur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GB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&amp; letter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88" calcext:value-type="float">
            <text:p>-0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2" office:value-type="string" calcext:value-type="string">
            <text:p>Amadeo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French Polynesi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hi^2 p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2"/>
        </table:table-row>
        <table:table-row table:style-name="ro1">
          <table:table-cell table:style-name="ce20" office:value-type="string" calcext:value-type="string">
            <text:p>Bertolot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Brazil; India; Sri Lanka, Iran; PRC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 Chi^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Mousav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sumption chi^2 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Mousav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human based</text:p>
          </table:table-cell>
          <table:table-cell table:style-name="ce2" office:value-type="string" calcext:value-type="string">
            <text:p>phone calls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A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sumption chi^2 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3" calcext:value-type="float">
            <text:p>-0.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Bus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App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5" calcext:value-type="float">
            <text:p>0.0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Mean (S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Niederkroenthale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ersonal experience artic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6" calcext:value-type="float">
            <text:p>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Niederkroenthaler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Community <text:s/></text:p>
          </table:table-cell>
          <table:table-cell table:style-name="ce2" office:value-type="string" calcext:value-type="string">
            <text:p>Attention Placebo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Personal experience article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6" calcext:value-type="float">
            <text:p>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67" calcext:value-type="float">
            <text:p>0.06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0" office:value-type="string" calcext:value-type="string">
            <text:p>O’Conner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Paitent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non human based.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istwise bin-pro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1"/>
          <table:table-cell table:number-columns-repeated="42"/>
        </table:table-row>
        <table:table-row table:style-name="ro1">
          <table:table-cell table:style-name="ce22"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5.8" calcext:value-type="float">
            <text:p>25.8</text:p>
          </table:table-cell>
          <table:table-cell table:number-columns-repeated="43"/>
        </table:table-row>
        <table:table-row table:style-name="ro1">
          <table:table-cell table:style-name="ce22"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.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48.45" calcext:value-type="float">
            <text:p>48.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e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man based</text:p>
          </table:table-cell>
          <table:table-cell office:value-type="string" calcext:value-type="string">
            <text:p>phone calls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ount data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43"/>
        </table:table-row>
        <table:table-row table:style-name="ro1">
          <table:table-cell table:style-name="ce22" office:value-type="string" calcext:value-type="string">
            <text:p>Kasck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landline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43"/>
        </table:table-row>
        <table:table-row table:style-name="ro1">
          <table:table-cell table:style-name="ce22" office:value-type="string" calcext:value-type="string">
            <text:p>Morga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Paitent</text:p>
          </table:table-cell>
          <table:table-cell office:value-type="string" calcext:value-type="string">
            <text:p>TAU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Green Card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in propor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A</text:p>
          </table:table-cell>
          <table:table-cell table:number-columns-repeated="43"/>
        </table:table-row>
        <table:table-row table:style-name="ro1">
          <table:table-cell table:style-name="ce22" office:value-type="string" calcext:value-type="string">
            <text:p>Morit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ommunity <text:s/></text:p>
          </table:table-cell>
          <table:table-cell office:value-type="string" calcext:value-type="string">
            <text:p>waitlis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n human based.</text:p>
          </table:table-cell>
          <table:table-cell office:value-type="string" calcext:value-type="string">
            <text:p>Online program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43"/>
        </table:table-row>
        <table:table-row table:style-name="ro1" table:number-rows-repeated="3">
          <table:table-cell table:style-name="ce22"/>
          <table:table-cell table:number-columns-repeated="63"/>
        </table:table-row>
        <table:table-row table:style-name="ro1">
          <table:table-cell table:style-name="ce5" office:value-type="string" calcext:value-type="string">
            <text:p>Outcome type</text:p>
          </table:table-cell>
          <table:table-cell table:style-name="ce6"/>
          <table:table-cell table:number-columns-repeated="62"/>
        </table:table-row>
        <table:table-row table:style-name="ro1">
          <table:table-cell table:style-name="ce8" office:value-type="string" calcext:value-type="string">
            <text:p>1=</text:p>
          </table:table-cell>
          <table:table-cell table:style-name="ce3" office:value-type="string" calcext:value-type="string">
            <text:p>Thinking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2 =</text:p>
          </table:table-cell>
          <table:table-cell table:style-name="ce3" office:value-type="string" calcext:value-type="string">
            <text:p>Acting</text:p>
          </table:table-cell>
          <table:table-cell table:number-columns-repeated="62"/>
        </table:table-row>
        <table:table-row table:style-name="ro1">
          <table:table-cell table:style-name="ce8" office:value-type="string" calcext:value-type="string">
            <text:p>3 =</text:p>
          </table:table-cell>
          <table:table-cell table:style-name="ce3" office:value-type="string" calcext:value-type="string">
            <text:p>NSSI</text:p>
          </table:table-cell>
          <table:table-cell table:number-columns-repeated="62"/>
        </table:table-row>
        <table:table-row table:style-name="ro1">
          <table:table-cell table:style-name="ce8"/>
          <table:table-cell table:style-name="ce3"/>
          <table:table-cell table:number-columns-repeated="62"/>
        </table:table-row>
        <table:table-row table:style-name="ro1">
          <table:table-cell table:style-name="ce11"/>
          <table:table-cell table:style-name="ce12"/>
          <table:table-cell table:number-columns-repeated="62"/>
        </table:table-row>
        <table:table-row table:style-name="ro1" table:number-rows-repeated="10484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dv OT 86318 0fb" svg:font-family="'Adv OT 86318 0fb'"/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initial-creator>Jim Schmeckenbecher</meta:initial-creator>
    <dc:creator>Jim Schmeckenbecher</dc:creator>
    <meta:creation-date>2020-11-26T09:19:24Z</meta:creation-date>
    <dc:date>2021-02-10T12:16:17.605738206</dc:date>
    <meta:editing-cycles>61</meta:editing-cycles>
    <meta:editing-duration>PT12H41M48S</meta:editing-duration>
    <meta:document-statistic meta:table-count="1" meta:cell-count="3483" meta:object-count="0"/>
  </office:meta>
</office:document-meta>
</file>